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office:version="1.2">
  <office:body>
    <office:spreadsheet>
      <table:table table:name="HighFalse" table:style-name="ta1">
        <table:table-row>
          <table:table-cell office:value-type="string">
            <text:p>Person</text:p>
          </table:table-cell>
          <table:table-cell office:value-type="string">
            <text:p>False Count</text:p>
          </table:table-cell>
          <table:table-cell office:value-type="string">
            <text:p>Total Count</text:p>
          </table:table-cell>
          <table:table-cell office:value-type="string">
            <text:p>False Ratio</text:p>
          </table:table-cell>
        </table:table-row>
        <table:table-row>
          <table:table-cell office:value-type="string">
            <text:p>Angelique Bellerose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sha Blue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ly Treanor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die Lee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sha Darkheart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ett Tea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elle Jolie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lia Gunth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abriela Glaz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laudia Arizo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mien Thorne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rkEmily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ustyVon Tease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na LamLam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y Matthews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ad Girl Natasha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elina Sky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ofia Soleil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lvin King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mpbell Twin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iana Cu De Melancia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usty Rockspring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 Robbin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elia Brooke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qua Pol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aos Cost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eri Taylo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reck Defendi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iamond Doll XX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dyta Sliwinsk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va Everheart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ail Lyon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inger Nadin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ichard Beigh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acey Ka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uzune Toujou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ia Fast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ianka Swool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vy Sin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ake Cru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die Elle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tashas Nylon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ophia Lucill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acy Marti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Uli Trav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olet Whisp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olet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thony Hardwoo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ami Whit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Tyler Jo Walker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axton Wheele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Star Del Ray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Tawney Lan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Priscilla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asha Shy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haron Da Val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Taylor Littl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mber Winter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Frank Jone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Helena Dicken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Holly Beth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Svetlana Chernov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iffany Shi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sami Hoshikaw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Bessy Suicid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Fione Absolu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Judith Abl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Rachel Jesse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Wakako Hujimor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rchie Ston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Boris Lang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Bruno Dickem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Chihiro Kitagaw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Ilse De Rooij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Jil Thomso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tacy Edward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Violet Snow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Yessica Bunn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dele Cherr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ella Li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rmelita Blu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rystal Spar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ick Chibbl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llie Anders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Goddess Amadah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Ibi Smil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C Taylo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hnny Castl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teve Holm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inny Rado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onnie Whit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rmen Bunn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ck Moor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ckyl Suicid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ssika Taylo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ico Hernandez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ic Lowre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dy Ra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na Safi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na Toulou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therine Bos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onna Flow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la Rosali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na Koshin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an Pierre Arma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mma Ja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ssica Martinez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Kyoko Tachiba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ae Rile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amantha Ros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Teffany Gale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gelic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ameron Kincad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hristian Wild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ric Everhard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ric Joh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Herschel Savag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oe Hardick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ordi El Nino Poll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esar X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dy Montan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Hollywood Cash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lly DAngel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na Oksa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arbie Chand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ibina Xo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rittney Bunn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meron Fost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ristopher Garci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louise Lus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Hannah Brook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ssi Sou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ohnny Torqu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ulia Channel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Nikki Pea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osa Menton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brina Redhar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ndraly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hane Ren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ilvia Bell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ophia Youn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tacy Savag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unny Si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homas Fiat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Violette Lov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Yukari End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rooklyn Jan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Bambi Bab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illy King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esse Ston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Vika Z Valeri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tonio Ros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ad Diamon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udia Mone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armoni Kaliforni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mie Barr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y Huntingt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hn Jamm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nas Kaiz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lf Christi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on Ki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b Carpent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fia Re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teve Stee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tirling Coop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mpest Rav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ny Brookly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alGasmic Expose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nnis Le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rederica Fierc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olly Bennet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ta Ston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enna Le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alentina Bab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rian Serd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ssandra Fadyl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ina Ro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a Roc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a Mal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agne Spic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yumi Motomu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andon Bronc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terine Lo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iara Dilett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risty Bend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na Jay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ni Amou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rk Dream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iana Ja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orota Rabczewsk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annah Symon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otaru Tsukas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Ire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i Vai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ifer Mart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hn William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sie Ra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an Well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e Valmo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dlin Mo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eiko Harun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berto Mal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d Hardm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kia Squirt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rena Cak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zy Sebasti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o Mante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rri Hamm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eronika Pagaco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ctoria Fall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Wendy Mul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u A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2">
  <office:meta/>
</office:document-meta>
</file>